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62a" officeooo:paragraph-rsid="001fe62a"/>
    </style:style>
    <style:style style:name="P2" style:family="paragraph" style:parent-style-name="Standard">
      <style:text-properties fo:font-size="14pt" fo:font-weight="bold" officeooo:rsid="001fe62a" officeooo:paragraph-rsid="001fe62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officeooo:rsid="001fe62a" officeooo:paragraph-rsid="001fe62a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5pt" fo:font-weight="bold" officeooo:rsid="001fe62a" officeooo:paragraph-rsid="001fe62a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fe62a" officeooo:paragraph-rsid="001fe62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1fe62a" style:font-size-asian="15pt" style:font-size-complex="15pt"/>
    </style:style>
    <style:style style:name="P7" style:family="paragraph" style:parent-style-name="Standard">
      <style:text-properties fo:font-size="15pt" officeooo:rsid="001fe62a" officeooo:paragraph-rsid="001fe62a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fe62a" style:font-size-asian="15.75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7d6cb" style:font-name="Droid Sans Mono" fo:font-size="10.5pt" fo:font-weight="normal" fo:background-color="#151715" loext:char-shading-value="0"/>
    </style:style>
    <style:style style:name="T7" style:family="text">
      <style:text-properties fo:color="#37d6cb" style:font-name="Droid Sans Mono" fo:font-weight="normal" fo:background-color="#151715" loext:char-shading-value="0"/>
    </style:style>
    <style:style style:name="T8" style:family="text">
      <style:text-properties fo:color="#1fff2a" style:font-name="Droid Sans Mono" fo:font-size="10.5pt" fo:font-weight="normal" fo:background-color="#151715" loext:char-shading-value="0"/>
    </style:style>
    <style:style style:name="T9" style:family="text">
      <style:text-properties fo:color="#1fff2a" style:font-name="Droid Sans Mono" fo:font-weight="normal" fo:background-color="#151715" loext:char-shading-value="0"/>
    </style:style>
    <style:style style:name="T10" style:family="text">
      <style:text-properties fo:color="#a1ad64" style:font-name="Droid Sans Mono" fo:font-size="10.5pt" fo:background-color="#151715" loext:char-shading-value="0"/>
    </style:style>
    <style:style style:name="T11" style:family="text">
      <style:text-properties fo:color="#a1ad64" style:font-name="Droid Sans Mono" fo:background-color="#151715" loext:char-shading-value="0"/>
    </style:style>
    <style:style style:name="T12" style:family="text">
      <style:text-properties officeooo:rsid="001fe62a" style:font-size-asian="12.25pt" style:font-weight-asian="bold" style:font-size-complex="14pt" style:font-weight-complex="bold"/>
    </style:style>
    <style:style style:name="T13" style:family="text">
      <style:text-properties officeooo:rsid="001fe62a" style:font-weight-asian="bold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size-asian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9"/><text:span text:style-name="T3">GAUSS <text:s/>QUADRATURE FOR 2D SHAPE FUNCTIONS</text:span></text:p>
      <text:p text:style-name="Standard"><text:span text:style-name="T3"/></text:p>
      <text:p text:style-name="P1"><text:span text:style-name="T4">1 Point</text:span><text:span text:style-name="T2">:</text:span></text:p>
      <text:p text:style-name="P7"><text:span text:style-name="T1"/></text:p>
      <text:p text:style-name="P7"><text:span text:style-name="T1">Point: </text:span><text:span text:style-name="T5">(0,0)</text:span></text:p>
      <text:p text:style-name="P5"/>
      <text:p text:style-name="P5">Weight : <text:span text:style-name="T5">4</text:span></text:p>
      <text:p text:style-name="P2"><text:span text:style-name="T5"/></text:p>
      <text:p text:style-name="P3"/>
      <text:p text:style-name="P3">2 <text:span text:style-name="T15">Points</text:span>:</text:p>
      <text:p text:style-name="P6"><text:span text:style-name="T13"/></text:p>
      <text:p text:style-name="P6"><text:span text:style-name="T13">Point1: </text:span><text:span text:style-name="T7">0.57735</text:span><text:span text:style-name="T9">,</text:span><text:span text:style-name="T7">0.57735</text:span><text:span text:style-name="T9">,</text:span><text:span text:style-name="T11">-</text:span><text:span text:style-name="T7">0.57735</text:span><text:span text:style-name="T9">,</text:span><text:span text:style-name="T11">-</text:span><text:span text:style-name="T7">0.57735</text:span></text:p>
      <text:p text:style-name="P5"/>
      <text:p text:style-name="P6"><text:span text:style-name="T13">Point2:</text:span><text:span text:style-name="T7">0.57735</text:span><text:span text:style-name="T9">,</text:span><text:span text:style-name="T11">-</text:span><text:span text:style-name="T7">0.57735</text:span><text:span text:style-name="T9">,</text:span><text:span text:style-name="T7">0.57735</text:span><text:span text:style-name="T9">,</text:span><text:span text:style-name="T11">-</text:span><text:span text:style-name="T7">0.57735</text:span></text:p>
      <text:p text:style-name="P5"/>
      <text:p text:style-name="P5">Weight: <text:span text:style-name="T5">1</text:span></text:p>
      <text:p text:style-name="P2"><text:span text:style-name="T5"/></text:p>
      <text:p text:style-name="P3"/>
      <text:p text:style-name="P3">3 <text:span text:style-name="T15">Points</text:span>:</text:p>
      <text:p text:style-name="P5"/>
      <text:p text:style-name="P5">Point1:<text:span text:style-name="T5"> 0,0,0,0.774597,0.774597,0.774597,-0.774597,-0.774597,-0.774597</text:span></text:p>
      <text:p text:style-name="P5"><text:span text:style-name="T5"/></text:p>
      <text:p text:style-name="P5">Point2: <text:span text:style-name="T5">0,0.774597,-0.774597,0,0.774597,-0.774597,0,0.774597,-0.774597</text:span></text:p>
      <text:p text:style-name="P5"><text:span text:style-name="T5"/></text:p>
      <text:p text:style-name="P5">Weight:<text:span text:style-name="T5">0.790123,0.493827,0.493827,0.493827,0.308641,0.308641,0.493827,0.308641,0.308641</text:span></text:p>
      <text:p text:style-name="P2"><text:span text:style-name="T5"/></text:p>
      <text:p text:style-name="P3"/>
      <text:p text:style-name="P3">4 <text:span text:style-name="T15">Points</text:span>: </text:p>
      <text:p text:style-name="P3"/>
      <text:p text:style-name="P4">Point1: <text:s/><text:span text:style-name="T5">0.339981,0.339981,0.339981,0.339981,-0.339981,-0.339981,-0.339981,-0.339981,0.861136,0.861136,0.861136,0.861136,-0.861136,-0.861136,-0.861136,-0.861136</text:span></text:p>
      <text:p text:style-name="P4"><text:span text:style-name="T5"/></text:p>
      <text:p text:style-name="P5">Point2: <text:span text:style-name="T5">0.339981,-0.339981,0.861136,-0.861136,0.339981,-0.339981,0.861136,-0.861136,0.339981,-0.339981,0.861136,-0.861136,0.339981,-0.339981,0.861136,-0.861136</text:span></text:p>
      <text:p text:style-name="P5"><text:span text:style-name="T5"/></text:p>
      <text:p text:style-name="P5">Weight: <text:s/></text:p>
      <text:p text:style-name="P5"><text:span text:style-name="T5"/></text:p>
      <text:p text:style-name="P5"><text:soft-page-break/><text:span text:style-name="T5">0.425293101,0.425293101,0.226851899,0.226851899,0.425293101,0.425293101,0.226851899,0.226851899,0.226851899,0.226851899,0.121003101,0.121003101,0.226851899,0.226851899,0.121003101,0.121003101</text:span></text:p>
      <text:p text:style-name="P2"/>
      <text:p text:style-name="P2"><text:span text:style-name="T5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4:41:37.153677831</meta:creation-date>
    <dc:date>2019-12-30T14:52:48.562324617</dc:date>
    <meta:editing-duration>PT11S</meta:editing-duration>
    <meta:editing-cycles>1</meta:editing-cycles>
    <meta:document-statistic meta:table-count="0" meta:image-count="0" meta:object-count="0" meta:page-count="2" meta:paragraph-count="17" meta:word-count="35" meta:character-count="943" meta:non-whitespace-character-count="911"/>
    <meta:generator>LibreOffice/6.0.7.3$Linux_X86_64 LibreOffice_project/00m0$Build-3</meta:generator>
  </office:meta>
</office:document-meta>
</file>